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4" style:family="graphic" style:parent-style-name="standard">
      <style:graphic-properties draw:fill="none" draw:fill-color="#ffff99" draw:textarea-horizontal-align="center" draw:textarea-vertical-align="top"/>
    </style:style>
    <style:style style:name="gr5" style:family="graphic" style:parent-style-name="standard">
      <style:graphic-properties draw:stroke="dash" draw:stroke-dash="Ultrafine_20_Dashed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Ultrafine_20_Dashed" draw:fill="none" draw:fill-color="#ffff99" draw:textarea-horizontal-align="center" draw:textarea-vertical-align="middl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fo:min-height="13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4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Parallele Versionen</text:p>
          </draw:text-box>
        </draw:frame>
        <draw:g>
          <draw:line draw:style-name="gr1" draw:text-style-name="P2" draw:layer="layout" svg:x1="5.75cm" svg:y1="11.49cm" svg:x2="19cm" svg:y2="11.5cm">
            <text:p text:style-name="P1"/>
          </draw:line>
          <draw:line draw:style-name="gr2" draw:text-style-name="P2" draw:layer="layout" svg:x1="5.75cm" svg:y1="11.39cm" svg:x2="5.75cm" svg:y2="11.64cm">
            <text:p text:style-name="P1"/>
          </draw:line>
          <draw:line draw:style-name="gr2" draw:text-style-name="P2" draw:layer="layout" svg:x1="13.75cm" svg:y1="11.45cm" svg:x2="13.75cm" svg:y2="11.7cm">
            <text:p text:style-name="P1"/>
          </draw:line>
          <draw:frame draw:style-name="gr3" draw:text-style-name="P3" draw:layer="layout" svg:width="1.25cm" svg:height="0.56cm" svg:x="19.4cm" svg:y="11.24cm">
            <draw:text-box>
              <text:p text:style-name="P3"><text:span text:style-name="T1">Zeit</text:span></text:p>
            </draw:text-box>
          </draw:frame>
          <draw:line draw:style-name="gr2" draw:text-style-name="P2" draw:layer="layout" svg:x1="17.75cm" svg:y1="11.39cm" svg:x2="17.75cm" svg:y2="11.64cm">
            <text:p text:style-name="P1"/>
          </draw:line>
          <draw:rect draw:style-name="gr4" draw:text-style-name="P4" draw:layer="layout" svg:width="11.75cm" svg:height="1cm" svg:x="5.75cm" svg:y="9.25cm">
            <text:p text:style-name="P1"/>
          </draw:rect>
          <draw:line draw:style-name="gr5" draw:text-style-name="P2" draw:layer="layout" svg:x1="9.75cm" svg:y1="9.25cm" svg:x2="9.75cm" svg:y2="11.5cm">
            <text:p text:style-name="P1"/>
          </draw:line>
          <draw:frame draw:style-name="gr6" draw:text-style-name="P4" draw:layer="layout" svg:width="3.75cm" svg:height="0.5cm" svg:x="6cm" svg:y="9.5cm">
            <draw:text-box>
              <text:p text:style-name="P5"><text:span text:style-name="T1">Verkaufszeitraum</text:span></text:p>
            </draw:text-box>
          </draw:frame>
          <draw:frame draw:style-name="gr7" draw:text-style-name="P3" draw:layer="layout" svg:width="4.9cm" svg:height="0.556cm" svg:x="11.5cm" svg:y="9.444cm">
            <draw:text-box>
              <text:p text:style-name="P4"><text:span text:style-name="T1">Verwaltung der Verträge</text:span></text:p>
            </draw:text-box>
          </draw:frame>
          <draw:rect draw:style-name="gr4" draw:text-style-name="P4" draw:layer="layout" svg:width="10.5cm" svg:height="1.01cm" svg:x="9cm" svg:y="7cm">
            <text:p text:style-name="P1"/>
          </draw:rect>
          <draw:frame draw:style-name="gr7" draw:text-style-name="P3" draw:layer="layout" svg:width="3.75cm" svg:height="0.556cm" svg:x="9.75cm" svg:y="7.3cm">
            <draw:text-box>
              <text:p text:style-name="P5"><text:span text:style-name="T1">Verkaufszeitraum</text:span></text:p>
            </draw:text-box>
          </draw:frame>
          <draw:frame draw:style-name="gr7" draw:text-style-name="P3" draw:layer="layout" svg:width="5.75cm" svg:height="0.556cm" svg:x="13.75cm" svg:y="7.25cm">
            <draw:text-box>
              <text:p text:style-name="P5"><text:span text:style-name="T1">Verwaltung der Verträge</text:span></text:p>
            </draw:text-box>
          </draw:frame>
          <draw:line draw:style-name="gr5" draw:text-style-name="P2" draw:layer="layout" svg:x1="9cm" svg:y1="7.35cm" svg:x2="9cm" svg:y2="11.5cm">
            <text:p text:style-name="P1"/>
          </draw:line>
          <draw:line draw:style-name="gr1" draw:text-style-name="P6" draw:layer="layout" svg:x1="9.35cm" svg:y1="12.4cm" svg:x2="9.35cm" svg:y2="11.65cm">
            <text:p text:style-name="P1"/>
          </draw:line>
          <draw:line draw:style-name="gr5" draw:text-style-name="P6" draw:layer="layout" svg:x1="13.75cm" svg:y1="7cm" svg:x2="13.75cm" svg:y2="7.95cm">
            <text:p text:style-name="P1"/>
          </draw:line>
          <draw:frame draw:style-name="gr6" draw:text-style-name="P4" draw:layer="layout" svg:width="1.9cm" svg:height="0.5cm" svg:x="3.5cm" svg:y="9.5cm">
            <draw:text-box>
              <text:p text:style-name="P5"><text:span text:style-name="T1">Version 1</text:span></text:p>
            </draw:text-box>
          </draw:frame>
          <draw:frame draw:style-name="gr6" draw:text-style-name="P4" draw:layer="layout" svg:width="1.9cm" svg:height="0.5cm" svg:x="3.5cm" svg:y="7.25cm">
            <draw:text-box>
              <text:p text:style-name="P5"><text:span text:style-name="T1">Version 2</text:span></text:p>
            </draw:text-box>
          </draw:frame>
          <draw:frame draw:style-name="gr6" draw:text-style-name="P4" draw:layer="layout" svg:width="3.35cm" svg:height="0.5cm" svg:x="7.6cm" svg:y="12.5cm">
            <draw:text-box>
              <text:p text:style-name="P5"><text:span text:style-name="T1">Übergangszeitau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aktor10-folien" presentation:presentation-page-layout-name="AL1T19">
        <office:forms form:automatic-focus="false" form:apply-design-mode="false"/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Versionen&amp;Generationen</text:p>
          </draw:text-box>
        </draw:frame>
        <draw:g>
          <draw:line draw:style-name="gr1" draw:text-style-name="P2" draw:layer="layout" svg:x1="5.75cm" svg:y1="11.49cm" svg:x2="19cm" svg:y2="11.5cm">
            <text:p text:style-name="P1"/>
          </draw:line>
          <draw:line draw:style-name="gr2" draw:text-style-name="P2" draw:layer="layout" svg:x1="5.75cm" svg:y1="11.39cm" svg:x2="5.75cm" svg:y2="11.64cm">
            <text:p text:style-name="P1"/>
          </draw:line>
          <draw:line draw:style-name="gr2" draw:text-style-name="P2" draw:layer="layout" svg:x1="13.75cm" svg:y1="11.45cm" svg:x2="13.75cm" svg:y2="11.7cm">
            <text:p text:style-name="P1"/>
          </draw:line>
          <draw:frame draw:style-name="gr3" draw:text-style-name="P3" draw:layer="layout" svg:width="1.25cm" svg:height="0.56cm" svg:x="19.4cm" svg:y="11.24cm">
            <draw:text-box>
              <text:p text:style-name="P3"><text:span text:style-name="T1">Zeit</text:span></text:p>
            </draw:text-box>
          </draw:frame>
          <draw:line draw:style-name="gr2" draw:text-style-name="P2" draw:layer="layout" svg:x1="17.75cm" svg:y1="11.39cm" svg:x2="17.75cm" svg:y2="11.64cm">
            <text:p text:style-name="P1"/>
          </draw:line>
          <draw:rect draw:style-name="gr4" draw:text-style-name="P4" draw:layer="layout" svg:width="11.75cm" svg:height="1cm" svg:x="5.75cm" svg:y="9.25cm">
            <text:p text:style-name="P1"/>
          </draw:rect>
          <draw:frame draw:style-name="gr6" draw:text-style-name="P4" draw:layer="layout" svg:width="1.9cm" svg:height="0.5cm" svg:x="3.5cm" svg:y="9.5cm">
            <draw:text-box>
              <text:p text:style-name="P5"><text:span text:style-name="T1">Version 1</text:span></text:p>
            </draw:text-box>
          </draw:frame>
          <draw:frame draw:style-name="gr6" draw:text-style-name="P4" draw:layer="layout" svg:width="1.9cm" svg:height="0.5cm" svg:x="3.5cm" svg:y="7.25cm">
            <draw:text-box>
              <text:p text:style-name="P5"><text:span text:style-name="T1">Version 2</text:span></text:p>
            </draw:text-box>
          </draw:frame>
          <draw:rect draw:style-name="gr9" draw:text-style-name="P4" draw:layer="layout" svg:width="4cm" svg:height="1cm" svg:x="5.75cm" svg:y="9.25cm">
            <text:p text:style-name="P4">Generation 1</text:p>
          </draw:rect>
          <draw:rect draw:style-name="gr9" draw:text-style-name="P4" draw:layer="layout" svg:width="2.5cm" svg:height="1cm" svg:x="9.75cm" svg:y="9.25cm">
            <text:p text:style-name="P4">Generation 2</text:p>
          </draw:rect>
          <draw:rect draw:style-name="gr4" draw:text-style-name="P4" draw:layer="layout" svg:width="10.1cm" svg:height="1cm" svg:x="8.841cm" svg:y="6.973cm">
            <text:p text:style-name="P1"/>
          </draw:rect>
          <draw:rect draw:style-name="gr9" draw:text-style-name="P4" draw:layer="layout" svg:width="4cm" svg:height="1cm" svg:x="8.841cm" svg:y="6.973cm">
            <text:p text:style-name="P4">Generation 1</text:p>
          </draw:rect>
          <draw:rect draw:style-name="gr9" draw:text-style-name="P4" draw:layer="layout" svg:width="6.1cm" svg:height="1cm" svg:x="12.841cm" svg:y="6.973cm">
            <text:p text:style-name="P4">Generation 2</text:p>
          </draw:rect>
          <draw:rect draw:style-name="gr9" draw:text-style-name="P4" draw:layer="layout" svg:width="5.25cm" svg:height="1cm" svg:x="12.25cm" svg:y="9.25cm">
            <text:p text:style-name="P4">Generation 3</text:p>
          </draw:rect>
        </draw:g>
        <presentation:notes draw:style-name="dp2">
          <office:forms form:automatic-focus="false" form:apply-design-mode="false"/>
          <draw:page-thumbnail draw:style-name="gr8" draw:layer="layout" svg:width="15.566cm" svg:height="11.007cm" svg:x="2.8cm" svg:y="2.328cm" draw:page-number="2" presentation:class="page"/>
          <draw:frame presentation:style-name="pr2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Aufzählungszeichen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10.2005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Peter Erzberger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Generationen und Anpassungstufen</dc:title>
    <meta:creation-date>2005-01-27T17:09:12</meta:creation-date>
    <dc:creator>Jan Ortmann</dc:creator>
    <dc:date>2006-10-01T21:51:13</dc:date>
    <meta:printed-by>Jan Ortmann</meta:printed-by>
    <meta:print-date>2005-02-13T19:41:59</meta:print-date>
    <dc:language>de-DE</dc:language>
    <meta:editing-cycles>321</meta:editing-cycles>
    <meta:editing-duration>P5DT17H57M1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